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3.svm" manifest:media-type=""/>
  <manifest:file-entry manifest:full-path="Pictures/1000020100000640000004AD9D5D41FC6EB73B9E.png" manifest:media-type="image/png"/>
  <manifest:file-entry manifest:full-path="Pictures/TablePreview6.svm" manifest:media-type=""/>
  <manifest:file-entry manifest:full-path="Pictures/1000020100000640000004ADD25B412A866E0939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20100000640000004AD02EC41B2CBD4F452.png" manifest:media-type="image/png"/>
  <manifest:file-entry manifest:full-path="Pictures/1000020100000640000004AD4414CF9CCA9D254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subtitle">
      <style:graphic-properties draw:fill-color="#ffffff" draw:textarea-vertical-align="top" fo:min-height="12.18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r6" style:family="presentation" style:parent-style-name="LushGreen2-title">
      <style:graphic-properties draw:auto-grow-height="true" fo:min-height="2.4cm"/>
    </style:style>
    <style:style style:name="pr7" style:family="presentation" style:parent-style-name="LushGreen2-outline1">
      <style:graphic-properties fo:min-height="11.93cm"/>
    </style:style>
    <style:style style:name="pr8" style:family="presentation" style:parent-style-name="LushGreen2-notes">
      <style:graphic-properties draw:fill-color="#ffffff" draw:auto-grow-height="true" fo:min-height="13.364cm"/>
    </style:style>
    <style:style style:name="pr9" style:family="presentation" style:parent-style-name="LushGreen3-title">
      <style:graphic-properties fo:min-height="2.4cm"/>
    </style:style>
    <style:style style:name="pr10" style:family="presentation" style:parent-style-name="LushGreen3-outline1">
      <style:graphic-properties fo:min-height="6.55cm"/>
    </style:style>
    <style:style style:name="pr11" style:family="presentation" style:parent-style-name="LushGreen3-notes">
      <style:graphic-properties draw:fill-color="#ffffff" draw:auto-grow-height="true" fo:min-height="13.364cm"/>
    </style:style>
    <style:style style:name="co1" style:family="table-column">
      <style:table-column-properties style:column-width="1.786cm" style:use-optimal-column-width="false"/>
    </style:style>
    <style:style style:name="co2" style:family="table-column">
      <style:table-column-properties style:column-width="1.279cm" style:use-optimal-column-width="false"/>
    </style:style>
    <style:style style:name="co3" style:family="table-column">
      <style:table-column-properties style:column-width="1.282cm" style:use-optimal-column-width="false"/>
    </style:style>
    <style:style style:name="co4" style:family="table-column">
      <style:table-column-properties style:column-width="1.641cm" style:use-optimal-column-width="false"/>
    </style:style>
    <style:style style:name="co5" style:family="table-column">
      <style:table-column-properties style:column-width="1.636cm" style:use-optimal-column-width="false"/>
    </style:style>
    <style:style style:name="co6" style:family="table-column">
      <style:table-column-properties style:column-width="1.958cm" style:use-optimal-column-width="false"/>
    </style:style>
    <style:style style:name="co7" style:family="table-column">
      <style:table-column-properties style:column-width="1.968cm" style:use-optimal-column-width="false"/>
    </style:style>
    <style:style style:name="co8" style:family="table-column">
      <style:table-column-properties style:column-width="1.44cm" style:use-optimal-column-width="false"/>
    </style:style>
    <style:style style:name="co9" style:family="table-column">
      <style:table-column-properties style:column-width="1.439cm" style:use-optimal-column-width="false"/>
    </style:style>
    <style:style style:name="ro1" style:family="table-row">
      <style:table-row-properties style:row-height="1.105cm"/>
    </style:style>
    <style:style style:name="ro2" style:family="table-row">
      <style:table-row-properties style:row-height="1.106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636cm"/>
    </style:style>
    <style:style style:name="ro5" style:family="table-row">
      <style:table-row-properties style:row-height="1.692cm"/>
    </style:style>
    <style:style style:name="ro6" style:family="table-row">
      <style:table-row-properties style:row-height="1.832cm"/>
    </style:style>
    <style:style style:name="ro7" style:family="table-row">
      <style:table-row-properties style:row-height="1.2cm"/>
    </style:style>
    <style:style style:name="ro8" style:family="table-row">
      <style:table-row-properties style:row-height="1.199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32pt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align="center" fo:text-indent="0cm"/>
      <style:text-properties fo:font-size="32pt"/>
    </style:style>
    <style:style style:name="P6" style:family="paragraph">
      <style:paragraph-properties fo:margin-left="0cm" fo:margin-right="0cm" fo:text-align="start" fo:text-indent="0cm"/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 fo:font-weight="normal" style:font-weight-asian="normal" style:font-weight-complex="normal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Two Key Transpositon Encryp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Introduction</text:p>
          </draw:text-box>
        </draw:frame>
        <draw:frame presentation:style-name="pr4" draw:text-style-name="P3" draw:layer="layout" svg:width="25.199cm" svg:height="15.193cm" svg:x="1.4cm" svg:y="4.914cm" presentation:class="subtitle" presentation:user-transformed="true">
          <draw:text-box>
            <text:p text:style-name="P2">The techinque behind this algorithm was to encrypt the text two time with two <text:span text:style-name="T1">P</text:span><text:span text:style-name="T1">U</text:span><text:span text:style-name="T1">B</text:span><text:span text:style-name="T1">LI</text:span><text:span text:style-name="T1">C </text:span><text:span text:style-name="T1">K</text:span><text:span text:style-name="T1">E</text:span><text:span text:style-name="T1">Y</text:span><text:span text:style-name="T2">. </text:span><text:span text:style-name="T2">W</text:span><text:span text:style-name="T2">hi</text:span><text:span text:style-name="T2">ck </text:span><text:span text:style-name="T2">w</text:span><text:span text:style-name="T2">as </text:span><text:span text:style-name="T2">cr</text:span><text:span text:style-name="T2">ea</text:span><text:span text:style-name="T2">te</text:span><text:span text:style-name="T2">d </text:span><text:span text:style-name="T2">by </text:span><text:span text:style-name="T2">m</text:span><text:span text:style-name="T2">es</text:span><text:span text:style-name="T2">sa</text:span><text:span text:style-name="T2">ge </text:span><text:span text:style-name="T2">its</text:span><text:span text:style-name="T2">elf</text:span><text:span text:style-name="T2">.</text:span></text:p>
            <text:p text:style-name="P2"><text:span text:style-name="T2">T</text:span><text:span text:style-name="T2">he </text:span><text:span text:style-name="T2">tw</text:span><text:span text:style-name="T2">o </text:span><text:span text:style-name="T2">pu</text:span><text:span text:style-name="T2">bli</text:span><text:span text:style-name="T2">c </text:span><text:span text:style-name="T2">w</text:span><text:span text:style-name="T2">as </text:span><text:span text:style-name="T2">x, </text:span><text:span text:style-name="T2">y.</text:span></text:p>
            <text:p text:style-name="P2"><text:span text:style-name="T2">x </text:span><text:span text:style-name="T2">= </text:span><text:span text:style-name="T2">ad</text:span><text:span text:style-name="T2">dit</text:span><text:span text:style-name="T2">io</text:span><text:span text:style-name="T2">n </text:span><text:span text:style-name="T2">of </text:span><text:span text:style-name="T2">ea</text:span><text:span text:style-name="T2">ch </text:span><text:span text:style-name="T2">ch</text:span><text:span text:style-name="T2">ar</text:span><text:span text:style-name="T2">ac</text:span><text:span text:style-name="T2">te</text:span><text:span text:style-name="T2">r </text:span><text:span text:style-name="T2">an</text:span><text:span text:style-name="T2">d </text:span><text:span text:style-name="T2">m</text:span><text:span text:style-name="T2">od </text:span><text:span text:style-name="T2">26</text:span></text:p>
            <text:p text:style-name="P2"><text:span text:style-name="T2">y </text:span><text:span text:style-name="T2">= </text:span><text:span text:style-name="T2">m</text:span><text:span text:style-name="T2">ult</text:span><text:span text:style-name="T2">ipl</text:span><text:span text:style-name="T2">ic</text:span><text:span text:style-name="T2">ati</text:span><text:span text:style-name="T2">on </text:span><text:span text:style-name="T2">of </text:span><text:span text:style-name="T2">ea</text:span><text:span text:style-name="T2">ch </text:span><text:span text:style-name="T2">ch</text:span><text:span text:style-name="T2">ar</text:span><text:span text:style-name="T2">ac</text:span><text:span text:style-name="T2">te</text:span><text:span text:style-name="T2">r </text:span><text:span text:style-name="T2">an</text:span><text:span text:style-name="T2">d </text:span><text:span text:style-name="T2">m</text:span><text:span text:style-name="T2">od </text:span><text:span text:style-name="T2">26</text:span></text:p>
            <text:p text:style-name="P2"><text:span text:style-name="T2">E</text:span><text:span text:style-name="T2">g: </text:span><text:span text:style-name="T2">m</text:span><text:span text:style-name="T2">sg </text:span><text:span text:style-name="T2">= </text:span><text:span text:style-name="T2">ad</text:span><text:span text:style-name="T2">da</text:span></text:p>
            <text:p text:style-name="P2"><text:span text:style-name="T2">T</text:span><text:span text:style-name="T2">he</text:span><text:span text:style-name="T2">n </text:span><text:span text:style-name="T2">x </text:span><text:span text:style-name="T2">= </text:span><text:span text:style-name="T2">(1</text:span><text:span text:style-name="T2">+</text:span><text:span text:style-name="T2">4</text:span><text:span text:style-name="T2">+</text:span><text:span text:style-name="T2">4</text:span><text:span text:style-name="T2">+</text:span><text:span text:style-name="T2">1)</text:span><text:span text:style-name="T2">m</text:span><text:span text:style-name="T2">od</text:span><text:span text:style-name="T2">26 </text:span><text:span text:style-name="T2">= </text:span><text:span text:style-name="T2">10</text:span></text:p>
            <text:p text:style-name="P2"><text:span text:style-name="T2">y </text:span><text:span text:style-name="T2">= </text:span><text:span text:style-name="T2">(1</text:span><text:span text:style-name="T2">*4</text:span><text:span text:style-name="T2">*4</text:span><text:span text:style-name="T2">*1</text:span><text:span text:style-name="T2">)</text:span><text:span text:style-name="T2">m</text:span><text:span text:style-name="T2">od</text:span><text:span text:style-name="T2">26 </text:span><text:span text:style-name="T2">= </text:span><text:span text:style-name="T2">16 </text:span><text:span text:style-name="T2">.</text:span></text:p>
            <text:p text:style-name="P2"><text:span text:style-name="T2"/></text:p>
            <text:p text:style-name="P2"><text:span text:style-name="T3">W</text:span><text:span text:style-name="T3">e </text:span><text:span text:style-name="T3">wi</text:span><text:span text:style-name="T3">ll </text:span><text:span text:style-name="T3">en</text:span><text:span text:style-name="T3">co</text:span><text:span text:style-name="T3">de </text:span><text:span text:style-name="T3">ou</text:span><text:span text:style-name="T3">r </text:span><text:span text:style-name="T3">pu</text:span><text:span text:style-name="T3">bli</text:span><text:span text:style-name="T3">c </text:span><text:span text:style-name="T3">ke</text:span><text:span text:style-name="T3">y </text:span><text:span text:style-name="T3">al</text:span><text:span text:style-name="T3">so </text:span><text:span text:style-name="T3">to </text:span><text:span text:style-name="T3">pr</text:span><text:span text:style-name="T3">ov</text:span><text:span text:style-name="T3">id</text:span><text:span text:style-name="T3">e </text:span><text:span text:style-name="T3">be</text:span><text:span text:style-name="T3">tte</text:span><text:span text:style-name="T3">r </text:span><text:span text:style-name="T3">se</text:span><text:span text:style-name="T3">cu</text:span><text:span text:style-name="T3">rit</text:span><text:span text:style-name="T3">y </text:span><text:span text:style-name="T3">by </text:span><text:span text:style-name="T3">co</text:span><text:span text:style-name="T3">nv</text:span><text:span text:style-name="T3">er</text:span><text:span text:style-name="T3">tin</text:span><text:span text:style-name="T3">g </text:span><text:span text:style-name="T3">it </text:span><text:span text:style-name="T3">int</text:span><text:span text:style-name="T3">o </text:span><text:span text:style-name="T3">bi</text:span><text:span text:style-name="T3">na</text:span><text:span text:style-name="T3">ry </text:span><text:span text:style-name="T3">va</text:span><text:span text:style-name="T3">lu</text:span><text:span text:style-name="T3">es</text:span><text:span text:style-name="T3">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Introduction</text:p>
          </draw:text-box>
        </draw:frame>
        <draw:frame presentation:style-name="pr4" draw:text-style-name="P3" draw:layer="layout" svg:width="25.199cm" svg:height="12.18cm" svg:x="2.8cm" svg:y="5cm" presentation:class="subtitle" presentation:user-transformed="true">
          <draw:text-box>
            <text:p text:style-name="P2"><text:span text:style-name="T2">F</text:span><text:span text:style-name="T2">or </text:span><text:span text:style-name="T2">D</text:span><text:span text:style-name="T2">ec</text:span><text:span text:style-name="T2">ry</text:span><text:span text:style-name="T2">pti</text:span><text:span text:style-name="T2">ng </text:span><text:span text:style-name="T2">w</text:span><text:span text:style-name="T2">e </text:span><text:span text:style-name="T2">wi</text:span><text:span text:style-name="T2">ll </text:span><text:span text:style-name="T2">us</text:span><text:span text:style-name="T2">e </text:span><text:span text:style-name="T2">th</text:span><text:span text:style-name="T2">os</text:span><text:span text:style-name="T2">e </text:span><text:span text:style-name="T1">P</text:span><text:span text:style-name="T1">U</text:span><text:span text:style-name="T1">B</text:span><text:span text:style-name="T1">LI</text:span><text:span text:style-name="T1">C </text:span><text:span text:style-name="T1">K</text:span><text:span text:style-name="T1">E</text:span><text:span text:style-name="T1">Y</text:span><text:span text:style-name="T2"> </text:span><text:span text:style-name="T2">an</text:span><text:span text:style-name="T2">d </text:span><text:span text:style-name="T1">E</text:span><text:span text:style-name="T1">n</text:span><text:span text:style-name="T1">cr</text:span><text:span text:style-name="T1">y</text:span><text:span text:style-name="T1">pt</text:span><text:span text:style-name="T1">e</text:span><text:span text:style-name="T1">d </text:span><text:span text:style-name="T1">Te</text:span><text:span text:style-name="T1">xt</text:span><text:span text:style-name="T1">.</text:span></text:p>
            <text:p text:style-name="P2"><text:span text:style-name="T2">T</text:span><text:span text:style-name="T2">he </text:span><text:span text:style-name="T2">Al</text:span><text:span text:style-name="T2">go</text:span><text:span text:style-name="T2">rit</text:span><text:span text:style-name="T2">h</text:span><text:span text:style-name="T2">m </text:span><text:span text:style-name="T2">fo</text:span><text:span text:style-name="T2">r </text:span><text:span text:style-name="T2">sa</text:span><text:span text:style-name="T2">m</text:span><text:span text:style-name="T2">e </text:span><text:span text:style-name="T2">w</text:span><text:span text:style-name="T2">as </text:span><text:span text:style-name="T2">E</text:span><text:span text:style-name="T2">xp</text:span><text:span text:style-name="T2">lai</text:span><text:span text:style-name="T2">ne</text:span><text:span text:style-name="T2">d </text:span><text:span text:style-name="T2">in </text:span><text:span text:style-name="T2">ne</text:span><text:span text:style-name="T2">xt </text:span><text:span text:style-name="T2">sli</text:span><text:span text:style-name="T2">de</text:span><text:span text:style-name="T2">.</text:span></text:p>
            <text:p text:style-name="P2"><text:span text:style-name="T2">T</text:span><text:span text:style-name="T2">he </text:span><text:span text:style-name="T2">m</text:span><text:span text:style-name="T2">aj</text:span><text:span text:style-name="T2">or </text:span><text:span text:style-name="T1">di</text:span><text:span text:style-name="T1">sa</text:span><text:span text:style-name="T1">d</text:span><text:span text:style-name="T1">va</text:span><text:span text:style-name="T1">n</text:span><text:span text:style-name="T1">g</text:span><text:span text:style-name="T1">e</text:span><text:span text:style-name="T2"> </text:span><text:span text:style-name="T2">he</text:span><text:span text:style-name="T2">re </text:span><text:span text:style-name="T2">w</text:span><text:span text:style-name="T2">as </text:span><text:span text:style-name="T2">w</text:span><text:span text:style-name="T2">e </text:span><text:span text:style-name="T2">ca</text:span><text:span text:style-name="T2">n’t </text:span><text:span text:style-name="T1">e</text:span><text:span text:style-name="T1">n</text:span><text:span text:style-name="T1">cr</text:span><text:span text:style-name="T1">y</text:span><text:span text:style-name="T1">pt </text:span><text:span text:style-name="T1">le</text:span><text:span text:style-name="T1">tt</text:span><text:span text:style-name="T1">er </text:span><text:span text:style-name="T1">‘z’</text:span><text:span text:style-name="T2"> </text:span><text:span text:style-name="T2">be</text:span><text:span text:style-name="T2">ca</text:span><text:span text:style-name="T2">us</text:span><text:span text:style-name="T2">e </text:span><text:span text:style-name="T2">tot</text:span><text:span text:style-name="T2">al </text:span><text:span text:style-name="T2">no </text:span><text:span text:style-name="T2">ch</text:span><text:span text:style-name="T2">ar</text:span><text:span text:style-name="T2">ac</text:span><text:span text:style-name="T2">te</text:span><text:span text:style-name="T2">r </text:span><text:span text:style-name="T2">w</text:span><text:span text:style-name="T2">as </text:span><text:span text:style-name="T2">26 </text:span><text:span text:style-name="T2">an</text:span><text:span text:style-name="T2">d </text:span><text:span text:style-name="T2">ou</text:span><text:span text:style-name="T2">r </text:span><text:span text:style-name="T2">m</text:span><text:span text:style-name="T2">at</text:span><text:span text:style-name="T2">rix </text:span><text:span text:style-name="T2">si</text:span><text:span text:style-name="T2">ze </text:span><text:span text:style-name="T2">w</text:span><text:span text:style-name="T2">as </text:span><text:span text:style-name="T2">5x</text:span><text:span text:style-name="T2">5 </text:span><text:span text:style-name="T2">w</text:span><text:span text:style-name="T2">hi</text:span><text:span text:style-name="T2">ch </text:span><text:span text:style-name="T2">is </text:span><text:span text:style-name="T2">25</text:span><text:span text:style-name="T2">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</text:p>
          </draw:text-box>
        </draw:frame>
        <draw:frame presentation:style-name="pr4" draw:text-style-name="P3" draw:layer="layout" svg:width="25.199cm" svg:height="13.927cm" svg:x="2.8cm" svg:y="5cm" presentation:class="subtitle" presentation:user-transformed="true">
          <draw:text-box>
            <text:p text:style-name="P5"><text:span text:style-name="T4">St</text:span><text:span text:style-name="T4">e</text:span><text:span text:style-name="T4">p</text:span><text:span text:style-name="T4">s </text:span><text:span text:style-name="T4">to </text:span><text:span text:style-name="T4">E</text:span><text:span text:style-name="T4">n</text:span><text:span text:style-name="T4">cr</text:span><text:span text:style-name="T4">y</text:span><text:span text:style-name="T4">pt </text:span><text:span text:style-name="T4">m</text:span><text:span text:style-name="T4">es</text:span><text:span text:style-name="T4">sa</text:span><text:span text:style-name="T4">g</text:span><text:span text:style-name="T4">e</text:span></text:p>
            <text:p text:style-name="P5"><text:span text:style-name="T4"/></text:p>
            <text:p text:style-name="P6"><text:span text:style-name="T5">St</text:span><text:span text:style-name="T5">ep </text:span><text:span text:style-name="T5">1:</text:span><text:span text:style-name="T5"><text:tab/></text:span><text:span text:style-name="T5"><text:tab/></text:span><text:span text:style-name="T5">ca</text:span><text:span text:style-name="T5">lc</text:span><text:span text:style-name="T5">ul</text:span><text:span text:style-name="T5">at</text:span><text:span text:style-name="T5">e </text:span><text:span text:style-name="T5">x </text:span><text:span text:style-name="T5">an</text:span><text:span text:style-name="T5">d </text:span><text:span text:style-name="T5">y </text:span><text:span text:style-name="T5">fo</text:span><text:span text:style-name="T5">r </text:span><text:span text:style-name="T5">in</text:span><text:span text:style-name="T5">pu</text:span><text:span text:style-name="T5">t </text:span><text:span text:style-name="T5">m</text:span><text:span text:style-name="T5">es</text:span><text:span text:style-name="T5">sa</text:span><text:span text:style-name="T5">ge</text:span><text:span text:style-name="T5">.</text:span></text:p>
            <text:p text:style-name="P6"><text:span text:style-name="T5">St</text:span><text:span text:style-name="T5">ep </text:span><text:span text:style-name="T5">2:</text:span><text:span text:style-name="T5"><text:tab/></text:span><text:span text:style-name="T5"><text:tab/></text:span><text:span text:style-name="T5">m</text:span><text:span text:style-name="T5">ak</text:span><text:span text:style-name="T5">e </text:span><text:span text:style-name="T5">gl</text:span><text:span text:style-name="T5">ob</text:span><text:span text:style-name="T5">al </text:span><text:span text:style-name="T5">m</text:span><text:span text:style-name="T5">at</text:span><text:span text:style-name="T5">rix</text:span><text:span text:style-name="T5">, </text:span><text:span text:style-name="T5">x_</text:span><text:span text:style-name="T5">m</text:span><text:span text:style-name="T5">at</text:span><text:span text:style-name="T5">rix </text:span><text:span text:style-name="T5">an</text:span><text:span text:style-name="T5">d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y_</text:span><text:span text:style-name="T5">m</text:span><text:span text:style-name="T5">at</text:span><text:span text:style-name="T5">rix</text:span><text:span text:style-name="T5">.</text:span></text:p>
            <text:p text:style-name="P2"><text:span text:style-name="T5">St</text:span><text:span text:style-name="T5">ep </text:span><text:span text:style-name="T5">3:</text:span><text:span text:style-name="T5"><text:tab/></text:span><text:span text:style-name="T5"><text:tab/></text:span><text:span text:style-name="T5">Fit </text:span><text:span text:style-name="T5">th</text:span><text:span text:style-name="T5">e </text:span><text:span text:style-name="T5">te</text:span><text:span text:style-name="T5">xt </text:span><text:span text:style-name="T5">in </text:span><text:span text:style-name="T5">X</text:span><text:span text:style-name="T5">_</text:span><text:span text:style-name="T5">m</text:span><text:span text:style-name="T5">at</text:span><text:span text:style-name="T5">rix </text:span><text:span text:style-name="T5">an</text:span><text:span text:style-name="T5">d </text:span><text:span text:style-name="T5">ca</text:span><text:span text:style-name="T5">lc</text:span><text:span text:style-name="T5">ul</text:span><text:span text:style-name="T5">at</text:span><text:span text:style-name="T5">e </text:span><text:span text:style-name="T5">its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fir</text:span><text:span text:style-name="T5">st</text:span><text:span text:style-name="T5">_c</text:span><text:span text:style-name="T5">ip</text:span><text:span text:style-name="T5">he</text:span><text:span text:style-name="T5">r </text:span></text:p>
            <text:p text:style-name="P2"><text:span text:style-name="T5">St</text:span><text:span text:style-name="T5">ep </text:span><text:span text:style-name="T5"><text:s/>4:</text:span><text:span text:style-name="T5"><text:tab/></text:span><text:span text:style-name="T5">Fit </text:span><text:span text:style-name="T5">th</text:span><text:span text:style-name="T5">e </text:span><text:span text:style-name="T5">fir</text:span><text:span text:style-name="T5">st </text:span><text:span text:style-name="T5">ci</text:span><text:span text:style-name="T5">ph</text:span><text:span text:style-name="T5">er </text:span><text:span text:style-name="T5">te</text:span><text:span text:style-name="T5">xt </text:span><text:span text:style-name="T5">in </text:span><text:span text:style-name="T5">y_</text:span><text:span text:style-name="T5">m</text:span><text:span text:style-name="T5">at</text:span><text:span text:style-name="T5">rix </text:span><text:span text:style-name="T5">an</text:span><text:span text:style-name="T5">d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a</text:span><text:span text:style-name="T5">lc</text:span><text:span text:style-name="T5">ul</text:span><text:span text:style-name="T5">at</text:span><text:span text:style-name="T5">e </text:span><text:span text:style-name="T5">its </text:span><text:span text:style-name="T5">fin</text:span><text:span text:style-name="T5">al </text:span><text:span text:style-name="T5">ci</text:span><text:span text:style-name="T5">ph</text:span><text:span text:style-name="T5">er.</text:span></text:p>
            <text:p text:style-name="P2"><text:span text:style-name="T5">St</text:span><text:span text:style-name="T5">ep </text:span><text:span text:style-name="T5">5:</text:span><text:span text:style-name="T5"><text:tab/></text:span><text:span text:style-name="T5"><text:tab/></text:span><text:span text:style-name="T5">en</text:span><text:span text:style-name="T5">co</text:span><text:span text:style-name="T5">de </text:span><text:span text:style-name="T5">x, </text:span><text:span text:style-name="T5">y </text:span><text:span text:style-name="T5">to </text:span><text:span text:style-name="T5">bi</text:span><text:span text:style-name="T5">na</text:span><text:span text:style-name="T5">ry </text:span><text:span text:style-name="T5">an</text:span><text:span text:style-name="T5">d </text:span><text:span text:style-name="T5">re</text:span><text:span text:style-name="T5">tu</text:span><text:span text:style-name="T5">rn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Fi</text:span><text:span text:style-name="T5">na</text:span><text:span text:style-name="T5">l_</text:span><text:span text:style-name="T5">ci</text:span><text:span text:style-name="T5">ph</text:span><text:span text:style-name="T5">er, </text:span><text:span text:style-name="T5">x, </text:span><text:span text:style-name="T5">y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</text:p>
          </draw:text-box>
        </draw:frame>
        <draw:frame presentation:style-name="pr4" draw:text-style-name="P3" draw:layer="layout" svg:width="25.199cm" svg:height="12.661cm" svg:x="2.8cm" svg:y="5cm" presentation:class="subtitle" presentation:user-transformed="true">
          <draw:text-box>
            <text:p text:style-name="P5"><text:span text:style-name="T4">St</text:span><text:span text:style-name="T4">e</text:span><text:span text:style-name="T4">p</text:span><text:span text:style-name="T4">s </text:span><text:span text:style-name="T4">to </text:span><text:span text:style-name="T4">D</text:span><text:span text:style-name="T4">ec</text:span><text:span text:style-name="T4">ry</text:span><text:span text:style-name="T4">pt </text:span><text:span text:style-name="T4">m</text:span><text:span text:style-name="T4">es</text:span><text:span text:style-name="T4">sa</text:span><text:span text:style-name="T4">g</text:span><text:span text:style-name="T4">e</text:span></text:p>
            <text:p text:style-name="P5"><text:span text:style-name="T4"/></text:p>
            <text:p text:style-name="P6"><text:span text:style-name="T5">St</text:span><text:span text:style-name="T5">ep </text:span><text:span text:style-name="T5">1:</text:span><text:span text:style-name="T5"><text:tab/></text:span><text:span text:style-name="T5"><text:tab/></text:span><text:span text:style-name="T5">de</text:span><text:span text:style-name="T5">co</text:span><text:span text:style-name="T5">de </text:span><text:span text:style-name="T5">x </text:span><text:span text:style-name="T5">an</text:span><text:span text:style-name="T5">d </text:span><text:span text:style-name="T5">y </text:span><text:span text:style-name="T5">to </text:span><text:span text:style-name="T5">its </text:span><text:span text:style-name="T5">de</text:span><text:span text:style-name="T5">ci</text:span><text:span text:style-name="T5">m</text:span><text:span text:style-name="T5">al </text:span><text:span text:style-name="T5">fo</text:span><text:span text:style-name="T5">r</text:span><text:span text:style-name="T5">m.</text:span></text:p>
            <text:p text:style-name="P6"><text:span text:style-name="T5">St</text:span><text:span text:style-name="T5">ep </text:span><text:span text:style-name="T5">2:</text:span><text:span text:style-name="T5"><text:tab/></text:span><text:span text:style-name="T5"><text:tab/></text:span><text:span text:style-name="T5">m</text:span><text:span text:style-name="T5">ak</text:span><text:span text:style-name="T5">e </text:span><text:span text:style-name="T5">gl</text:span><text:span text:style-name="T5">ob</text:span><text:span text:style-name="T5">al </text:span><text:span text:style-name="T5">m</text:span><text:span text:style-name="T5">at</text:span><text:span text:style-name="T5">rix</text:span><text:span text:style-name="T5">, </text:span><text:span text:style-name="T5">x_</text:span><text:span text:style-name="T5">m</text:span><text:span text:style-name="T5">at</text:span><text:span text:style-name="T5">rix </text:span><text:span text:style-name="T5">an</text:span><text:span text:style-name="T5">d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y_</text:span><text:span text:style-name="T5">m</text:span><text:span text:style-name="T5">at</text:span><text:span text:style-name="T5">rix</text:span><text:span text:style-name="T5">.</text:span></text:p>
            <text:p text:style-name="P2"><text:span text:style-name="T5">St</text:span><text:span text:style-name="T5">ep </text:span><text:span text:style-name="T5">3:</text:span><text:span text:style-name="T5"><text:tab/></text:span><text:span text:style-name="T5"><text:tab/></text:span><text:span text:style-name="T5">Fit </text:span><text:span text:style-name="T5">th</text:span><text:span text:style-name="T5">e </text:span><text:span text:style-name="T5">en</text:span><text:span text:style-name="T5">cr</text:span><text:span text:style-name="T5">yp</text:span><text:span text:style-name="T5">te</text:span><text:span text:style-name="T5">d </text:span><text:span text:style-name="T5">te</text:span><text:span text:style-name="T5">xt </text:span><text:span text:style-name="T5">in </text:span><text:span text:style-name="T5">Y</text:span><text:span text:style-name="T5">_</text:span><text:span text:style-name="T5">m</text:span><text:span text:style-name="T5">at</text:span><text:span text:style-name="T5">rix </text:span><text:span text:style-name="T5">an</text:span><text:span text:style-name="T5">d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a</text:span><text:span text:style-name="T5">lc</text:span><text:span text:style-name="T5">ul</text:span><text:span text:style-name="T5">at</text:span><text:span text:style-name="T5">e </text:span><text:span text:style-name="T5">its </text:span><text:span text:style-name="T5"><text:tab/></text:span><text:span text:style-name="T5">fir</text:span><text:span text:style-name="T5">st</text:span><text:span text:style-name="T5">_c</text:span><text:span text:style-name="T5">ip</text:span><text:span text:style-name="T5">he</text:span><text:span text:style-name="T5">r </text:span></text:p>
            <text:p text:style-name="P2"><text:span text:style-name="T5">St</text:span><text:span text:style-name="T5">ep </text:span><text:span text:style-name="T5"><text:s/>4:</text:span><text:span text:style-name="T5"><text:tab/></text:span><text:span text:style-name="T5">Fit </text:span><text:span text:style-name="T5">th</text:span><text:span text:style-name="T5">e </text:span><text:span text:style-name="T5">fir</text:span><text:span text:style-name="T5">st</text:span><text:span text:style-name="T5">_c</text:span><text:span text:style-name="T5">ip</text:span><text:span text:style-name="T5">he</text:span><text:span text:style-name="T5">r </text:span><text:span text:style-name="T5">ci</text:span><text:span text:style-name="T5">ph</text:span><text:span text:style-name="T5">er </text:span><text:span text:style-name="T5">te</text:span><text:span text:style-name="T5">xt </text:span><text:span text:style-name="T5">in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x_</text:span><text:span text:style-name="T5">m</text:span><text:span text:style-name="T5">at</text:span><text:span text:style-name="T5">rix </text:span><text:span text:style-name="T5">an</text:span><text:span text:style-name="T5">d </text:span><text:span text:style-name="T5">ca</text:span><text:span text:style-name="T5">lc</text:span><text:span text:style-name="T5">ul</text:span><text:span text:style-name="T5">at</text:span><text:span text:style-name="T5">e </text:span><text:span text:style-name="T5">its </text:span><text:span text:style-name="T5">de</text:span><text:span text:style-name="T5">cr</text:span><text:span text:style-name="T5">yp</text:span><text:span text:style-name="T5">te</text:span><text:span text:style-name="T5">d </text:span><text:span text:style-name="T5">te</text:span><text:span text:style-name="T5">xt</text:span></text:p>
            <text:p text:style-name="P2"><text:span text:style-name="T5">St</text:span><text:span text:style-name="T5">ep </text:span><text:span text:style-name="T5">5:</text:span><text:span text:style-name="T5"><text:tab/></text:span><text:span text:style-name="T5"><text:tab/></text:span><text:span text:style-name="T5">R</text:span><text:span text:style-name="T5">et</text:span><text:span text:style-name="T5">ur</text:span><text:span text:style-name="T5">n </text:span><text:span text:style-name="T5">D</text:span><text:span text:style-name="T5">ec</text:span><text:span text:style-name="T5">ry</text:span><text:span text:style-name="T5">pt</text:span><text:span text:style-name="T5">ed </text:span><text:span text:style-name="T5">m</text:span><text:span text:style-name="T5">es</text:span><text:span text:style-name="T5">sa</text:span><text:span text:style-name="T5">g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 Explanation</text:p>
          </draw:text-box>
        </draw:frame>
        <draw:frame presentation:style-name="pr4" draw:text-style-name="P3" draw:layer="layout" svg:width="25.199cm" svg:height="12.18cm" svg:x="2.8cm" svg:y="5cm" presentation:class="subtitle" presentation:user-transformed="true">
          <draw:text-box>
            <text:p text:style-name="P5"><text:span text:style-name="T4"/></text:p>
            <text:p text:style-name="P6"><text:span text:style-name="T3"/></text:p>
            <text:p text:style-name="P6"><text:span text:style-name="T3">M</text:span><text:span text:style-name="T3">es</text:span><text:span text:style-name="T3">sa</text:span><text:span text:style-name="T3">ge </text:span><text:span text:style-name="T3">= </text:span><text:span text:style-name="T3">“a</text:span><text:span text:style-name="T3">dd</text:span><text:span text:style-name="T3">a”</text:span></text:p>
            <text:p text:style-name="P6"><text:span text:style-name="T3">x </text:span><text:span text:style-name="T3">= </text:span><text:span text:style-name="T3">(1</text:span><text:span text:style-name="T3">+</text:span><text:span text:style-name="T3">4</text:span><text:span text:style-name="T3">+</text:span><text:span text:style-name="T3">4</text:span><text:span text:style-name="T3">+</text:span><text:span text:style-name="T3">1) </text:span><text:span text:style-name="T3">m</text:span><text:span text:style-name="T3">od</text:span><text:span text:style-name="T3">26 </text:span><text:span text:style-name="T3">= </text:span><text:span text:style-name="T3">10</text:span></text:p>
            <text:p text:style-name="P6"><text:span text:style-name="T3">x </text:span><text:span text:style-name="T3">= </text:span><text:span text:style-name="T3">(1</text:span><text:span text:style-name="T3">x4</text:span><text:span text:style-name="T3">x4</text:span><text:span text:style-name="T3">x1</text:span><text:span text:style-name="T3">) </text:span><text:span text:style-name="T3">m</text:span><text:span text:style-name="T3">od</text:span><text:span text:style-name="T3">26 </text:span><text:span text:style-name="T3">= </text:span><text:span text:style-name="T3">16</text:span></text:p>
            <text:p text:style-name="P6"><text:span text:style-name="T3"/></text:p>
            <text:p text:style-name="P6"><text:span text:style-name="T3"/></text:p>
            <text:p text:style-name="P6"><text:span text:style-name="T3">gl</text:span><text:span text:style-name="T3">ob</text:span><text:span text:style-name="T3">al</text:span><text:span text:style-name="T3">_</text:span><text:span text:style-name="T3">m</text:span><text:span text:style-name="T3">at</text:span><text:span text:style-name="T3">rix </text:span><text:span text:style-name="T3"><text:s/>= </text:span></text:p>
          </draw:text-box>
        </draw:frame>
        <draw:frame draw:style-name="standard" draw:layer="layout" svg:width="8.929cm" svg:height="5.525cm" svg:x="12.2cm" svg:y="11.6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a</text:p>
              </table:table-cell>
              <table:table-cell>
                <text:p text:style-name="P7">b</text:p>
              </table:table-cell>
              <table:table-cell>
                <text:p text:style-name="P7">c</text:p>
              </table:table-cell>
              <table:table-cell>
                <text:p text:style-name="P7">d</text:p>
              </table:table-cell>
              <table:table-cell>
                <text:p text:style-name="P7">e</text:p>
              </table:table-cell>
            </table:table-row>
            <table:table-row table:style-name="ro1" table:default-cell-style-name="ce1">
              <table:table-cell>
                <text:p text:style-name="P7">f</text:p>
              </table:table-cell>
              <table:table-cell>
                <text:p text:style-name="P7">g</text:p>
              </table:table-cell>
              <table:table-cell>
                <text:p text:style-name="P7">h</text:p>
              </table:table-cell>
              <table:table-cell>
                <text:p text:style-name="P7">i</text:p>
              </table:table-cell>
              <table:table-cell>
                <text:p text:style-name="P7">j</text:p>
              </table:table-cell>
            </table:table-row>
            <table:table-row table:style-name="ro1" table:default-cell-style-name="ce1">
              <table:table-cell>
                <text:p text:style-name="P7">k</text:p>
              </table:table-cell>
              <table:table-cell>
                <text:p text:style-name="P7">l</text:p>
              </table:table-cell>
              <table:table-cell>
                <text:p text:style-name="P7">m</text:p>
              </table:table-cell>
              <table:table-cell>
                <text:p text:style-name="P7">n</text:p>
              </table:table-cell>
              <table:table-cell>
                <text:p text:style-name="P7">o</text:p>
              </table:table-cell>
            </table:table-row>
            <table:table-row table:style-name="ro1" table:default-cell-style-name="ce1">
              <table:table-cell>
                <text:p text:style-name="P7">p</text:p>
              </table:table-cell>
              <table:table-cell>
                <text:p text:style-name="P7">q</text:p>
              </table:table-cell>
              <table:table-cell>
                <text:p text:style-name="P7">r</text:p>
              </table:table-cell>
              <table:table-cell>
                <text:p text:style-name="P7">s</text:p>
              </table:table-cell>
              <table:table-cell>
                <text:p text:style-name="P7">t</text:p>
              </table:table-cell>
            </table:table-row>
            <table:table-row table:style-name="ro2" table:default-cell-style-name="ce1">
              <table:table-cell>
                <text:p text:style-name="P7">u</text:p>
              </table:table-cell>
              <table:table-cell>
                <text:p text:style-name="P7">v</text:p>
              </table:table-cell>
              <table:table-cell>
                <text:p text:style-name="P7">w</text:p>
              </table:table-cell>
              <table:table-cell>
                <text:p text:style-name="P7">x</text:p>
              </table:table-cell>
              <table:table-cell>
                <text:p text:style-name="P7">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 Explanation</text:p>
          </draw:text-box>
        </draw:frame>
        <draw:frame presentation:style-name="pr4" draw:text-style-name="P3" draw:layer="layout" svg:width="25.199cm" svg:height="12.18cm" svg:x="2.8cm" svg:y="5cm" presentation:class="subtitle" presentation:user-transformed="true">
          <draw:text-box>
            <text:p text:style-name="P8">To calculate X_matrix goto position x and print data of global matrix <text:span text:style-name="T1">ro</text:span><text:span text:style-name="T1">w </text:span><text:span text:style-name="T1">wi</text:span><text:span text:style-name="T1">se</text:span></text:p>
            <text:p text:style-name="P8"/>
            <text:p text:style-name="P8"/>
            <text:p text:style-name="P8"/>
            <text:p text:style-name="P8">x_matrix = <text:s/><text:s text:c="5"/><text:s text:c="5"/><text:s text:c="5"/><text:s text:c="5"/><text:s text:c="5"/><text:s text:c="5"/><text:s text:c="5"/><text:s text:c="3"/></text:p>
            <text:p text:style-name="P8"><text:s text:c="5"/><text:s text:c="5"/><text:s text:c="5"/><text:s text:c="5"/><text:s text:c="5"/><text:s text:c="5"/><text:s text:c="5"/><text:s text:c="5"/><text:s text:c="5"/><text:s text:c="5"/><text:s text:c="2"/></text:p>
            <text:p text:style-name="P8"><text:tab/><text:tab/><text:tab/><text:tab/><text:tab/><text:tab/><text:tab/><text:tab/><text:tab/><text:tab/><text:tab/><text:tab/><text:tab/><text:tab/><text:tab/> <text:s text:c="2"/><text:span text:style-name="T6">*ref</text:span><text:span text:style-name="T6">ere</text:span><text:span text:style-name="T6">nce</text:span></text:p>
            <text:p text:style-name="P8"><text:s text:c="5"/><text:s text:c="5"/><text:s text:c="5"/><text:s text:c="5"/><text:s text:c="5"/><text:s text:c="5"/><text:s text:c="5"/><text:s text:c="5"/><text:s text:c="5"/><text:s text:c="5"/><text:s text:c="5"/><text:s text:c="2"/></text:p>
          </draw:text-box>
        </draw:frame>
        <draw:frame draw:style-name="standard" draw:layer="layout" svg:width="6.397cm" svg:height="4.859cm" svg:x="21.2cm" svg:y="15cm">
          <table:table table:template-name="orange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orange3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3" table:default-cell-style-name="orange2"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3" table:default-cell-style-name="orange1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>13</text:p>
              </table:table-cell>
              <table:table-cell>
                <text:p>14</text:p>
              </table:table-cell>
            </table:table-row>
            <table:table-row table:style-name="ro3" table:default-cell-style-name="orange2">
              <table:table-cell>
                <text:p>15</text:p>
              </table:table-cell>
              <table:table-cell>
                <text:p>16</text:p>
              </table:table-cell>
              <table:table-cell>
                <text:p>17</text:p>
              </table:table-cell>
              <table:table-cell>
                <text:p>18</text:p>
              </table:table-cell>
              <table:table-cell>
                <text:p>19</text:p>
              </table:table-cell>
            </table:table-row>
            <table:table-row table:style-name="ro3" table:default-cell-style-name="orange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  <table:table-cell>
                <text:p>23</text:p>
              </table:table-cell>
              <table:table-cell>
                <text:p>2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199cm" svg:height="8.179cm" svg:x="9.2cm" svg:y="9cm">
          <table:table table:template-name="orange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1">
              <table:table-cell>
                <text:p text:style-name="P7">p</text:p>
              </table:table-cell>
              <table:table-cell>
                <text:p text:style-name="P7">q</text:p>
              </table:table-cell>
              <table:table-cell>
                <text:p text:style-name="P7">r</text:p>
              </table:table-cell>
              <table:table-cell>
                <text:p text:style-name="P7">s</text:p>
              </table:table-cell>
              <table:table-cell>
                <text:p text:style-name="P7">t</text:p>
              </table:table-cell>
            </table:table-row>
            <table:table-row table:style-name="ro4" table:default-cell-style-name="ce1">
              <table:table-cell>
                <text:p text:style-name="P7">u</text:p>
              </table:table-cell>
              <table:table-cell>
                <text:p text:style-name="P7">v</text:p>
              </table:table-cell>
              <table:table-cell>
                <text:p text:style-name="P7">w</text:p>
              </table:table-cell>
              <table:table-cell>
                <text:p text:style-name="P7">x</text:p>
              </table:table-cell>
              <table:table-cell>
                <text:p text:style-name="P7">y</text:p>
              </table:table-cell>
            </table:table-row>
            <table:table-row table:style-name="ro4" table:default-cell-style-name="ce1">
              <table:table-cell>
                <text:p text:style-name="P7">a</text:p>
              </table:table-cell>
              <table:table-cell>
                <text:p text:style-name="P7">b</text:p>
              </table:table-cell>
              <table:table-cell>
                <text:p text:style-name="P7">c</text:p>
              </table:table-cell>
              <table:table-cell>
                <text:p text:style-name="P7">d</text:p>
              </table:table-cell>
              <table:table-cell>
                <text:p text:style-name="P7">e</text:p>
              </table:table-cell>
            </table:table-row>
            <table:table-row table:style-name="ro4" table:default-cell-style-name="ce1">
              <table:table-cell>
                <text:p text:style-name="P7">f</text:p>
              </table:table-cell>
              <table:table-cell>
                <text:p text:style-name="P7">g</text:p>
              </table:table-cell>
              <table:table-cell>
                <text:p text:style-name="P7">h</text:p>
              </table:table-cell>
              <table:table-cell>
                <text:p text:style-name="P7">i</text:p>
              </table:table-cell>
              <table:table-cell>
                <text:p text:style-name="P7">j</text:p>
              </table:table-cell>
            </table:table-row>
            <table:table-row table:style-name="ro4" table:default-cell-style-name="ce1">
              <table:table-cell>
                <text:p text:style-name="P7">k</text:p>
              </table:table-cell>
              <table:table-cell>
                <text:p text:style-name="P7">l</text:p>
              </table:table-cell>
              <table:table-cell>
                <text:p text:style-name="P7">m</text:p>
              </table:table-cell>
              <table:table-cell>
                <text:p text:style-name="P7">n</text:p>
              </table:table-cell>
              <table:table-cell>
                <text:p text:style-name="P7">o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9" draw:layer="layout" svg:x1="21.4cm" svg:y1="17.4cm" svg:x2="10.4cm" svg:y2="13.2cm">
          <text:p/>
        </draw:lin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 Explanation</text:p>
          </draw:text-box>
        </draw:frame>
        <draw:frame presentation:style-name="pr4" draw:text-style-name="P3" draw:layer="layout" svg:width="25.199cm" svg:height="14.871cm" svg:x="2.8cm" svg:y="5cm" presentation:class="subtitle" presentation:user-transformed="true">
          <draw:text-box>
            <text:p text:style-name="P8">To calculate first_cipher compare global matrix and x_matrix and print according index value of global_matrix</text:p>
            <text:p text:style-name="P8">first_ct = “pssp”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7"><text:s text:c="2"/></text:span><text:span text:style-name="T7">glo</text:span><text:span text:style-name="T7">bal</text:span><text:span text:style-name="T7">_m</text:span><text:span text:style-name="T7">atri</text:span><text:span text:style-name="T7">x <text:s text:c="3"/></text:span><text:span text:style-name="T7"><text:s text:c="6"/></text:span><text:span text:style-name="T7"><text:s text:c="3"/></text:span><text:span text:style-name="T7"><text:tab/></text:span><text:span text:style-name="T7"><text:tab/></text:span><text:span text:style-name="T7"><text:tab/></text:span><text:span text:style-name="T7"> </text:span><text:span text:style-name="T7"><text:s text:c="6"/></text:span><text:span text:style-name="T7"><text:s/></text:span><text:span text:style-name="T7">x_</text:span><text:span text:style-name="T7">ma</text:span><text:span text:style-name="T7">trix</text:span></text:p>
          </draw:text-box>
        </draw:frame>
        <draw:frame draw:style-name="standard" draw:layer="layout" svg:width="9.799cm" svg:height="8.599cm" svg:x="0.8cm" svg:y="10.4cm">
          <table:table table:template-name="orange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7">a</text:p>
              </table:table-cell>
              <table:table-cell>
                <text:p text:style-name="P7">b</text:p>
              </table:table-cell>
              <table:table-cell>
                <text:p text:style-name="P7">c</text:p>
              </table:table-cell>
              <table:table-cell>
                <text:p text:style-name="P7">d</text:p>
              </table:table-cell>
              <table:table-cell>
                <text:p text:style-name="P7">e</text:p>
              </table:table-cell>
            </table:table-row>
            <table:table-row table:style-name="ro5" table:default-cell-style-name="ce1">
              <table:table-cell>
                <text:p text:style-name="P7">f</text:p>
              </table:table-cell>
              <table:table-cell>
                <text:p text:style-name="P7">g</text:p>
              </table:table-cell>
              <table:table-cell>
                <text:p text:style-name="P7">h</text:p>
              </table:table-cell>
              <table:table-cell>
                <text:p text:style-name="P7">i</text:p>
              </table:table-cell>
              <table:table-cell>
                <text:p text:style-name="P7">j</text:p>
              </table:table-cell>
            </table:table-row>
            <table:table-row table:style-name="ro5" table:default-cell-style-name="ce1">
              <table:table-cell>
                <text:p text:style-name="P7">k</text:p>
              </table:table-cell>
              <table:table-cell>
                <text:p text:style-name="P7">l</text:p>
              </table:table-cell>
              <table:table-cell>
                <text:p text:style-name="P7">m</text:p>
              </table:table-cell>
              <table:table-cell>
                <text:p text:style-name="P7">n</text:p>
              </table:table-cell>
              <table:table-cell>
                <text:p text:style-name="P7">o</text:p>
              </table:table-cell>
            </table:table-row>
            <table:table-row table:style-name="ro5" table:default-cell-style-name="ce1">
              <table:table-cell>
                <text:p text:style-name="P7">p</text:p>
              </table:table-cell>
              <table:table-cell>
                <text:p text:style-name="P7">q</text:p>
              </table:table-cell>
              <table:table-cell>
                <text:p text:style-name="P7">r</text:p>
              </table:table-cell>
              <table:table-cell>
                <text:p text:style-name="P7">s</text:p>
              </table:table-cell>
              <table:table-cell>
                <text:p text:style-name="P7">t</text:p>
              </table:table-cell>
            </table:table-row>
            <table:table-row table:style-name="ro6" table:default-cell-style-name="ce1">
              <table:table-cell>
                <text:p text:style-name="P7">u</text:p>
              </table:table-cell>
              <table:table-cell>
                <text:p text:style-name="P7">v</text:p>
              </table:table-cell>
              <table:table-cell>
                <text:p text:style-name="P7">w</text:p>
              </table:table-cell>
              <table:table-cell>
                <text:p text:style-name="P7">x</text:p>
              </table:table-cell>
              <table:table-cell>
                <text:p text:style-name="P7">y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198cm" svg:height="5.998cm" svg:x="13.6cm" svg:y="12.8cm">
          <table:table table:template-name="orange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7" table:default-cell-style-name="ce1">
              <table:table-cell>
                <text:p text:style-name="P7">p</text:p>
              </table:table-cell>
              <table:table-cell>
                <text:p text:style-name="P7">q</text:p>
              </table:table-cell>
              <table:table-cell>
                <text:p text:style-name="P7">r</text:p>
              </table:table-cell>
              <table:table-cell>
                <text:p text:style-name="P7">s</text:p>
              </table:table-cell>
              <table:table-cell>
                <text:p text:style-name="P7">t</text:p>
              </table:table-cell>
            </table:table-row>
            <table:table-row table:style-name="ro7" table:default-cell-style-name="ce1">
              <table:table-cell>
                <text:p text:style-name="P7">u</text:p>
              </table:table-cell>
              <table:table-cell>
                <text:p text:style-name="P7">v</text:p>
              </table:table-cell>
              <table:table-cell>
                <text:p text:style-name="P7">w</text:p>
              </table:table-cell>
              <table:table-cell>
                <text:p text:style-name="P7">x</text:p>
              </table:table-cell>
              <table:table-cell>
                <text:p text:style-name="P7">y</text:p>
              </table:table-cell>
            </table:table-row>
            <table:table-row table:style-name="ro7" table:default-cell-style-name="ce1">
              <table:table-cell>
                <text:p text:style-name="P7">a</text:p>
              </table:table-cell>
              <table:table-cell>
                <text:p text:style-name="P7">b</text:p>
              </table:table-cell>
              <table:table-cell>
                <text:p text:style-name="P7">c</text:p>
              </table:table-cell>
              <table:table-cell>
                <text:p text:style-name="P7">d</text:p>
              </table:table-cell>
              <table:table-cell>
                <text:p text:style-name="P7">e</text:p>
              </table:table-cell>
            </table:table-row>
            <table:table-row table:style-name="ro7" table:default-cell-style-name="ce1">
              <table:table-cell>
                <text:p text:style-name="P7">f</text:p>
              </table:table-cell>
              <table:table-cell>
                <text:p text:style-name="P7">g</text:p>
              </table:table-cell>
              <table:table-cell>
                <text:p text:style-name="P7">h</text:p>
              </table:table-cell>
              <table:table-cell>
                <text:p text:style-name="P7">i</text:p>
              </table:table-cell>
              <table:table-cell>
                <text:p text:style-name="P7">j</text:p>
              </table:table-cell>
            </table:table-row>
            <table:table-row table:style-name="ro8" table:default-cell-style-name="ce1">
              <table:table-cell>
                <text:p text:style-name="P7">k</text:p>
              </table:table-cell>
              <table:table-cell>
                <text:p text:style-name="P7">l</text:p>
              </table:table-cell>
              <table:table-cell>
                <text:p text:style-name="P7">m</text:p>
              </table:table-cell>
              <table:table-cell>
                <text:p text:style-name="P7">n</text:p>
              </table:table-cell>
              <table:table-cell>
                <text:p text:style-name="P7">o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9" draw:layer="layout" svg:x1="2.2cm" svg:y1="11.4cm" svg:x2="14cm" svg:y2="13.6cm">
          <text:p/>
        </draw:line>
        <draw:line draw:style-name="gr2" draw:text-style-name="P9" draw:layer="layout" svg:x1="8cm" svg:y1="11.6cm" svg:x2="18.4cm" svg:y2="13.4cm">
          <text:p/>
        </draw:lin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 Explanation</text:p>
          </draw:text-box>
        </draw:frame>
        <draw:frame presentation:style-name="pr4" draw:text-style-name="P3" draw:layer="layout" svg:width="25.199cm" svg:height="12.18cm" svg:x="2.8cm" svg:y="5cm" presentation:class="subtitle" presentation:user-transformed="true">
          <draw:text-box>
            <text:p text:style-name="P8">To calculate y_matrix goto position y and print data of x_matrix <text:span text:style-name="T1">c</text:span><text:span text:style-name="T1">ol</text:span><text:span text:style-name="T1">o</text:span><text:span text:style-name="T1">u</text:span><text:span text:style-name="T1">m</text:span><text:span text:style-name="T1">n </text:span><text:span text:style-name="T1">wi</text:span><text:span text:style-name="T1">se</text:span> </text:p>
            <text:p text:style-name="P8"/>
            <text:p text:style-name="P8"/>
            <text:p text:style-name="P8"/>
            <text:p text:style-name="P8">y_matrix = <text:s/><text:s text:c="5"/><text:s text:c="5"/><text:s text:c="5"/><text:s text:c="5"/><text:s text:c="5"/><text:s text:c="5"/><text:s text:c="5"/><text:s text:c="3"/></text:p>
            <text:p text:style-name="P8"><text:s text:c="5"/><text:s text:c="5"/><text:s text:c="5"/><text:s text:c="5"/><text:s text:c="5"/><text:s text:c="5"/><text:s text:c="5"/><text:s text:c="5"/><text:s text:c="5"/><text:s text:c="5"/><text:s text:c="2"/></text:p>
            <text:p text:style-name="P8"><text:tab/><text:tab/><text:tab/><text:tab/><text:tab/><text:tab/><text:tab/><text:tab/><text:tab/><text:tab/><text:tab/><text:tab/><text:tab/><text:tab/><text:tab/> <text:s text:c="2"/><text:span text:style-name="T6">*ref</text:span><text:span text:style-name="T6">ere</text:span><text:span text:style-name="T6">nce</text:span></text:p>
            <text:p text:style-name="P8"><text:s text:c="5"/><text:s text:c="5"/><text:s text:c="5"/><text:s text:c="5"/><text:s text:c="5"/><text:s text:c="5"/><text:s text:c="5"/><text:s text:c="5"/><text:s text:c="5"/><text:s text:c="5"/><text:s text:c="5"/><text:s text:c="2"/></text:p>
          </draw:text-box>
        </draw:frame>
        <draw:frame draw:style-name="standard" draw:layer="layout" svg:width="6.397cm" svg:height="4.859cm" svg:x="21.2cm" svg:y="15cm">
          <table:table table:template-name="orange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orange3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3" table:default-cell-style-name="orange2"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3" table:default-cell-style-name="orange1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>13</text:p>
              </table:table-cell>
              <table:table-cell>
                <text:p>14</text:p>
              </table:table-cell>
            </table:table-row>
            <table:table-row table:style-name="ro3" table:default-cell-style-name="orange2">
              <table:table-cell>
                <text:p>15</text:p>
              </table:table-cell>
              <table:table-cell>
                <text:p>16</text:p>
              </table:table-cell>
              <table:table-cell>
                <text:p>17</text:p>
              </table:table-cell>
              <table:table-cell>
                <text:p>18</text:p>
              </table:table-cell>
              <table:table-cell>
                <text:p>19</text:p>
              </table:table-cell>
            </table:table-row>
            <table:table-row table:style-name="ro3" table:default-cell-style-name="orange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  <table:table-cell>
                <text:p>23</text:p>
              </table:table-cell>
              <table:table-cell>
                <text:p>24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199cm" svg:height="8.179cm" svg:x="9.2cm" svg:y="9cm">
          <table:table table:template-name="orange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1">
              <table:table-cell>
                <text:p text:style-name="P7">h</text:p>
              </table:table-cell>
              <table:table-cell>
                <text:p text:style-name="P7">m</text:p>
              </table:table-cell>
              <table:table-cell>
                <text:p text:style-name="P7">r</text:p>
              </table:table-cell>
              <table:table-cell>
                <text:p text:style-name="P7">w</text:p>
              </table:table-cell>
              <table:table-cell>
                <text:p text:style-name="P7">c</text:p>
              </table:table-cell>
            </table:table-row>
            <table:table-row table:style-name="ro4" table:default-cell-style-name="ce1">
              <table:table-cell>
                <text:p text:style-name="P7">i</text:p>
              </table:table-cell>
              <table:table-cell>
                <text:p text:style-name="P7">n</text:p>
              </table:table-cell>
              <table:table-cell>
                <text:p text:style-name="P7">s</text:p>
              </table:table-cell>
              <table:table-cell>
                <text:p text:style-name="P7">x</text:p>
              </table:table-cell>
              <table:table-cell>
                <text:p text:style-name="P7">d</text:p>
              </table:table-cell>
            </table:table-row>
            <table:table-row table:style-name="ro4" table:default-cell-style-name="ce1">
              <table:table-cell>
                <text:p text:style-name="P7">j</text:p>
              </table:table-cell>
              <table:table-cell>
                <text:p text:style-name="P7">o</text:p>
              </table:table-cell>
              <table:table-cell>
                <text:p text:style-name="P7">t</text:p>
              </table:table-cell>
              <table:table-cell>
                <text:p text:style-name="P7">y</text:p>
              </table:table-cell>
              <table:table-cell>
                <text:p text:style-name="P7">e</text:p>
              </table:table-cell>
            </table:table-row>
            <table:table-row table:style-name="ro4" table:default-cell-style-name="ce1">
              <table:table-cell>
                <text:p text:style-name="P7">k</text:p>
              </table:table-cell>
              <table:table-cell>
                <text:p text:style-name="P7">p</text:p>
              </table:table-cell>
              <table:table-cell>
                <text:p text:style-name="P7">u</text:p>
              </table:table-cell>
              <table:table-cell>
                <text:p text:style-name="P7">a</text:p>
              </table:table-cell>
              <table:table-cell>
                <text:p text:style-name="P7">f</text:p>
              </table:table-cell>
            </table:table-row>
            <table:table-row table:style-name="ro4" table:default-cell-style-name="ce1">
              <table:table-cell>
                <text:p text:style-name="P7">l</text:p>
              </table:table-cell>
              <table:table-cell>
                <text:p text:style-name="P7">q</text:p>
              </table:table-cell>
              <table:table-cell>
                <text:p text:style-name="P7">v</text:p>
              </table:table-cell>
              <table:table-cell>
                <text:p text:style-name="P7">b</text:p>
              </table:table-cell>
              <table:table-cell>
                <text:p text:style-name="P7">g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2" draw:text-style-name="P9" draw:layer="layout" svg:x1="23cm" svg:y1="18.4cm" svg:x2="11.6cm" svg:y2="15cm">
          <text:p/>
        </draw:lin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 Explanation</text:p>
          </draw:text-box>
        </draw:frame>
        <draw:frame presentation:style-name="pr4" draw:text-style-name="P3" draw:layer="layout" svg:width="25.199cm" svg:height="14.871cm" svg:x="2.8cm" svg:y="5cm" presentation:class="subtitle" presentation:user-transformed="true">
          <draw:text-box>
            <text:p text:style-name="P8">To calculate final_cipher compare x_matrix and y_matrix and print according index value of x_matrix</text:p>
            <text:p text:style-name="P8">final_ct = “hwwh”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pan text:style-name="T7"><text:s text:c="2"/></text:span><text:span text:style-name="T7">x_matrix <text:s text:c="12"/></text:span><text:span text:style-name="T7"><text:tab/></text:span><text:span text:style-name="T7"><text:tab/></text:span><text:span text:style-name="T7"><text:tab/></text:span><text:span text:style-name="T7"> <text:s text:c="7"/></text:span><text:span text:style-name="T7"><text:tab/></text:span><text:span text:style-name="T7"> <text:s/>y_matrix</text:span></text:p>
          </draw:text-box>
        </draw:frame>
        <draw:frame draw:style-name="standard" draw:layer="layout" svg:width="9.799cm" svg:height="8.599cm" svg:x="0.8cm" svg:y="10.4cm">
          <table:table table:template-name="orange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7">p</text:p>
              </table:table-cell>
              <table:table-cell>
                <text:p text:style-name="P7">q</text:p>
              </table:table-cell>
              <table:table-cell>
                <text:p text:style-name="P7">r</text:p>
              </table:table-cell>
              <table:table-cell>
                <text:p text:style-name="P7">s</text:p>
              </table:table-cell>
              <table:table-cell>
                <text:p text:style-name="P7">t</text:p>
              </table:table-cell>
            </table:table-row>
            <table:table-row table:style-name="ro5" table:default-cell-style-name="ce1">
              <table:table-cell>
                <text:p text:style-name="P7">u</text:p>
              </table:table-cell>
              <table:table-cell>
                <text:p text:style-name="P7">v</text:p>
              </table:table-cell>
              <table:table-cell>
                <text:p text:style-name="P7">w</text:p>
              </table:table-cell>
              <table:table-cell>
                <text:p text:style-name="P7">x</text:p>
              </table:table-cell>
              <table:table-cell>
                <text:p text:style-name="P7">y</text:p>
              </table:table-cell>
            </table:table-row>
            <table:table-row table:style-name="ro5" table:default-cell-style-name="ce1">
              <table:table-cell>
                <text:p text:style-name="P7">a</text:p>
              </table:table-cell>
              <table:table-cell>
                <text:p text:style-name="P7">b</text:p>
              </table:table-cell>
              <table:table-cell>
                <text:p text:style-name="P7">c</text:p>
              </table:table-cell>
              <table:table-cell>
                <text:p text:style-name="P7">d</text:p>
              </table:table-cell>
              <table:table-cell>
                <text:p text:style-name="P7">e</text:p>
              </table:table-cell>
            </table:table-row>
            <table:table-row table:style-name="ro5" table:default-cell-style-name="ce1">
              <table:table-cell>
                <text:p text:style-name="P7">f</text:p>
              </table:table-cell>
              <table:table-cell>
                <text:p text:style-name="P7">g</text:p>
              </table:table-cell>
              <table:table-cell>
                <text:p text:style-name="P7">h</text:p>
              </table:table-cell>
              <table:table-cell>
                <text:p text:style-name="P7">u</text:p>
              </table:table-cell>
              <table:table-cell>
                <text:p text:style-name="P7">j</text:p>
              </table:table-cell>
            </table:table-row>
            <table:table-row table:style-name="ro6" table:default-cell-style-name="ce1">
              <table:table-cell>
                <text:p text:style-name="P7">k</text:p>
              </table:table-cell>
              <table:table-cell>
                <text:p text:style-name="P7">l</text:p>
              </table:table-cell>
              <table:table-cell>
                <text:p text:style-name="P7">m</text:p>
              </table:table-cell>
              <table:table-cell>
                <text:p text:style-name="P7">n</text:p>
              </table:table-cell>
              <table:table-cell>
                <text:p text:style-name="P7">o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7.198cm" svg:height="5.998cm" svg:x="13.6cm" svg:y="12.8cm">
          <table:table table:template-name="orange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7" table:default-cell-style-name="ce1">
              <table:table-cell>
                <text:p text:style-name="P7">h</text:p>
              </table:table-cell>
              <table:table-cell>
                <text:p text:style-name="P7">m</text:p>
              </table:table-cell>
              <table:table-cell>
                <text:p text:style-name="P7">r</text:p>
              </table:table-cell>
              <table:table-cell>
                <text:p text:style-name="P7">w</text:p>
              </table:table-cell>
              <table:table-cell>
                <text:p text:style-name="P7">c</text:p>
              </table:table-cell>
            </table:table-row>
            <table:table-row table:style-name="ro7" table:default-cell-style-name="ce1">
              <table:table-cell>
                <text:p text:style-name="P7">i</text:p>
              </table:table-cell>
              <table:table-cell>
                <text:p text:style-name="P7">n</text:p>
              </table:table-cell>
              <table:table-cell>
                <text:p text:style-name="P7">s</text:p>
              </table:table-cell>
              <table:table-cell>
                <text:p text:style-name="P7">x</text:p>
              </table:table-cell>
              <table:table-cell>
                <text:p text:style-name="P7">d</text:p>
              </table:table-cell>
            </table:table-row>
            <table:table-row table:style-name="ro7" table:default-cell-style-name="ce1">
              <table:table-cell>
                <text:p text:style-name="P7">j</text:p>
              </table:table-cell>
              <table:table-cell>
                <text:p text:style-name="P7">o</text:p>
              </table:table-cell>
              <table:table-cell>
                <text:p text:style-name="P7">t</text:p>
              </table:table-cell>
              <table:table-cell>
                <text:p text:style-name="P7">y</text:p>
              </table:table-cell>
              <table:table-cell>
                <text:p text:style-name="P7">e</text:p>
              </table:table-cell>
            </table:table-row>
            <table:table-row table:style-name="ro7" table:default-cell-style-name="ce1">
              <table:table-cell>
                <text:p text:style-name="P7">k</text:p>
              </table:table-cell>
              <table:table-cell>
                <text:p text:style-name="P7">p</text:p>
              </table:table-cell>
              <table:table-cell>
                <text:p text:style-name="P7">u</text:p>
              </table:table-cell>
              <table:table-cell>
                <text:p text:style-name="P7">a</text:p>
              </table:table-cell>
              <table:table-cell>
                <text:p text:style-name="P7">f</text:p>
              </table:table-cell>
            </table:table-row>
            <table:table-row table:style-name="ro8" table:default-cell-style-name="ce1">
              <table:table-cell>
                <text:p text:style-name="P7">l</text:p>
              </table:table-cell>
              <table:table-cell>
                <text:p text:style-name="P7">q</text:p>
              </table:table-cell>
              <table:table-cell>
                <text:p text:style-name="P7">v</text:p>
              </table:table-cell>
              <table:table-cell>
                <text:p text:style-name="P7">b</text:p>
              </table:table-cell>
              <table:table-cell>
                <text:p text:style-name="P7">g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2" draw:text-style-name="P9" draw:layer="layout" svg:x1="2.2cm" svg:y1="11.4cm" svg:x2="14cm" svg:y2="13.6cm">
          <text:p/>
        </draw:line>
        <draw:line draw:style-name="gr2" draw:text-style-name="P9" draw:layer="layout" svg:x1="8cm" svg:y1="11.6cm" svg:x2="18.4cm" svg:y2="13.4cm">
          <text:p/>
        </draw:lin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2" presentation:presentation-page-layout-name="AL3T3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7" draw:layer="layout" svg:width="12.297cm" svg:height="13.886cm" svg:x="1.4cm" svg:y="4.914cm" presentation:class="outline" presentation:placeholder="true">
          <draw:text-box/>
        </draw:frame>
        <draw:frame presentation:style-name="pr7" draw:layer="layout" svg:width="12.297cm" svg:height="13.886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3" presentation:presentation-page-layout-name="AL4T1">
        <office:forms form:automatic-focus="false" form:apply-design-mode="false"/>
        <draw:frame presentation:style-name="pr9" draw:layer="layout" svg:width="25.199cm" svg:height="2.4cm" svg:x="1.4cm" svg:y="0.2cm" presentation:class="title" presentation:placeholder="true">
          <draw:text-box/>
        </draw:frame>
        <draw:frame presentation:style-name="pr10" draw:layer="layout" svg:width="20.4cm" svg:height="6.8cm" svg:x="3.8cm" svg:y="8.6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23:40:15.649347464</meta:creation-date>
    <meta:editing-duration>PT14H58M43S</meta:editing-duration>
    <meta:editing-cycles>9</meta:editing-cycles>
    <meta:generator>LibreOffice/6.1.4.2$Linux_X86_64 LibreOffice_project/10$Build-2</meta:generator>
    <dc:title>Lush Green</dc:title>
    <dc:date>2019-02-27T15:57:08.751662171</dc:date>
    <meta:document-statistic meta:object-count="117"/>
  </office:meta>
</office:document-meta>
</file>